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margin-top="0in" fo:margin-bottom="0.139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" style:family="paragraph" style:parent-style-name="Title" style:master-page-name="Standard">
      <style:paragraph-properties fo:line-height="150%"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text-underline-style="none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nyambungkan perangkat ke WiFi</text:p>
      <text:list xml:id="list4177448223" text:style-name="WWNum1">
        <text:list-item>
          <text:p text:style-name="P1"><text:span text:style-name="T1">Memastikan WiFi menyala</text:span></text:p>
        </text:list-item>
        <text:list-item>
          <text:p text:style-name="P1"><text:span text:style-name="T2">Jika wifi mati, nyalakan WiFi</text:span></text:p>
        </text:list-item>
        <text:list-item>
          <text:p text:style-name="P1"><text:span text:style-name="T2">Hidupkan perangkat</text:span><text:span text:style-name="T1"> </text:span><text:span text:style-name="T2">yang ingin di sambungkan ke WiFi</text:span></text:p>
        </text:list-item>
        <text:list-item>
          <text:p text:style-name="P1"><text:span text:style-name="T1">Buka pengaturan koneksi/ WiFi di perangkat</text:span></text:p>
        </text:list-item>
        <text:list-item>
          <text:p text:style-name="P1"><text:span text:style-name="T2">Menyalakan</text:span><text:span text:style-name="T1"> pemindai WiFi pada perangkat</text:span></text:p>
        </text:list-item>
        <text:list-item>
          <text:p text:style-name="P1"><text:span text:style-name="T1">Jika Pemindai sudah aktif, akan ada daftar WiFi yang ada di sekitar perangkat</text:span></text:p>
        </text:list-item>
        <text:list-item>
          <text:p text:style-name="P1"><text:span text:style-name="T1">Pilih dan coba connect ke jaringan WiFi yang ingin kita gunakan</text:span></text:p>
        </text:list-item>
        <text:list-item>
          <text:p text:style-name="P1"><text:span text:style-name="T1">Masukan username dan password jika diperlukan</text:span></text:p>
        </text:list-item>
        <text:list-item>
          <text:p text:style-name="P1"><text:span text:style-name="T1">Jika tidak berhasil tersambung ke WiFi, sistem akan menampilkan notifikasi koneksi ke WiFi</text:span><text:span text:style-name="T2"> </text:span><text:span text:style-name="T1">gagal</text:span></text:p>
        </text:list-item>
        <text:list-item>
          <text:p text:style-name="P1"><text:span text:style-name="T1">Jika berhasil tersambung ke WiFi, sistem akan menampilkan tanda bahwa koneksi ke WiFi</text:span><text:span text:style-name="T2"> </text:span><text:span text:style-name="T1">berhasil</text:span></text:p>
        </text:list-item>
        <text:list-item>
          <text:p text:style-name="P1"><text:span text:style-name="T1">Koneksi internet aktif dari WiFi dapat mulai digunaka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D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D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/>
      <style:text-properties style:font-name="Calibri" fo:font-family="Calibri" style:font-family-generic="roman" style:font-pitch="variable" fo:font-size="28pt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2" meta:word-count="108" meta:character-count="668" meta:non-whitespace-character-count="583"/>
    <meta:generator>LibreOfficeDev/6.0.5.2$Linux_X86_64 LibreOffice_project/</meta:generator>
  </office:meta>
</office:document-meta>
</file>